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ExtensionException.DataGridExtens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ExtensionException.DataGridExten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ExtensionException.DataGridExten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ExtensionException.DataGridExten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